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paragraph-rsid="00074779" style:font-size-asian="14pt" style:font-size-complex="14pt"/>
    </style:style>
    <style:style style:name="P2" style:family="paragraph" style:parent-style-name="Standard">
      <style:text-properties fo:font-size="14pt" fo:language="ru" fo:country="RU" officeooo:paragraph-rsid="0030e943" style:font-size-asian="14pt" style:font-size-complex="14pt"/>
    </style:style>
    <style:style style:name="P3" style:family="paragraph" style:parent-style-name="Standard">
      <style:text-properties fo:font-size="14pt" fo:language="ru" fo:country="RU" officeooo:paragraph-rsid="000b87a4" style:font-size-asian="14pt" style:font-size-complex="14pt"/>
    </style:style>
    <style:style style:name="P4" style:family="paragraph" style:parent-style-name="Standard">
      <style:text-properties fo:font-size="14pt" fo:language="ru" fo:country="RU" officeooo:paragraph-rsid="0024e5ea" style:font-size-asian="14pt" style:font-size-complex="14pt"/>
    </style:style>
    <style:style style:name="P5" style:family="paragraph" style:parent-style-name="Standard">
      <style:text-properties fo:font-size="14pt" fo:language="ru" fo:country="RU" officeooo:paragraph-rsid="0025dc5e" style:font-size-asian="14pt" style:font-size-complex="14pt"/>
    </style:style>
    <style:style style:name="P6" style:family="paragraph" style:parent-style-name="Standard">
      <style:text-properties fo:font-size="14pt" fo:language="ru" fo:country="RU" officeooo:paragraph-rsid="00161659" style:font-size-asian="14pt" style:font-size-complex="14pt"/>
    </style:style>
    <style:style style:name="P7" style:family="paragraph" style:parent-style-name="Standard">
      <style:text-properties fo:font-size="14pt" fo:language="ru" fo:country="RU" officeooo:paragraph-rsid="0043b56b" style:font-size-asian="14pt" style:font-size-complex="14pt"/>
    </style:style>
    <style:style style:name="P8" style:family="paragraph" style:parent-style-name="Standard">
      <style:text-properties fo:font-size="14pt" fo:language="ru" fo:country="RU" officeooo:paragraph-rsid="001dc647" style:font-size-asian="14pt" style:font-size-complex="14pt"/>
    </style:style>
    <style:style style:name="P9" style:family="paragraph" style:parent-style-name="Standard">
      <style:text-properties fo:font-size="14pt" fo:language="ru" fo:country="RU" officeooo:paragraph-rsid="0039593d" style:font-size-asian="14pt" style:font-size-complex="14pt"/>
    </style:style>
    <style:style style:name="P10" style:family="paragraph" style:parent-style-name="Standard">
      <style:text-properties fo:font-size="14pt" fo:language="ru" fo:country="RU" officeooo:paragraph-rsid="003b1c37" style:font-size-asian="14pt" style:font-size-complex="14pt"/>
    </style:style>
    <style:style style:name="P11" style:family="paragraph" style:parent-style-name="Standard">
      <style:text-properties fo:font-size="14pt" fo:language="ru" fo:country="RU" officeooo:paragraph-rsid="0042af91" style:font-size-asian="14pt" style:font-size-complex="14pt"/>
    </style:style>
    <style:style style:name="P12" style:family="paragraph" style:parent-style-name="Standard">
      <style:text-properties fo:font-size="14pt" fo:language="ru" fo:country="RU" officeooo:paragraph-rsid="00443c3f" style:font-size-asian="14pt" style:font-size-complex="14pt"/>
    </style:style>
    <style:style style:name="P13" style:family="paragraph" style:parent-style-name="Standard">
      <style:text-properties fo:font-size="14pt" fo:language="ru" fo:country="RU" officeooo:paragraph-rsid="0054fcd9" style:font-size-asian="14pt" style:font-size-complex="14pt"/>
    </style:style>
    <style:style style:name="P14" style:family="paragraph" style:parent-style-name="Standard">
      <style:text-properties fo:font-size="14pt" fo:language="ru" fo:country="RU" officeooo:paragraph-rsid="0059ff9f" style:font-size-asian="14pt" style:font-size-complex="14pt"/>
    </style:style>
    <style:style style:name="P15" style:family="paragraph" style:parent-style-name="Standard">
      <style:text-properties fo:font-size="14pt" fo:language="ru" fo:country="RU" officeooo:paragraph-rsid="007120c0" style:font-size-asian="14pt" style:font-size-complex="14pt"/>
    </style:style>
    <style:style style:name="P16" style:family="paragraph" style:parent-style-name="Standard">
      <style:text-properties fo:font-size="14pt" fo:language="ru" fo:country="RU" officeooo:paragraph-rsid="0076aa37" style:font-size-asian="14pt" style:font-size-complex="14pt"/>
    </style:style>
    <style:style style:name="P17" style:family="paragraph" style:parent-style-name="Standard">
      <style:paragraph-properties fo:break-before="page"/>
      <style:text-properties fo:font-size="14pt" fo:language="ru" fo:country="RU" officeooo:paragraph-rsid="0054fcd9" style:font-size-asian="14pt" style:font-size-complex="14pt"/>
    </style:style>
    <style:style style:name="P18" style:family="paragraph" style:parent-style-name="Preformatted_20_Text">
      <style:text-properties fo:font-size="12pt" fo:language="ru" fo:country="RU" officeooo:paragraph-rsid="008a2061" style:font-size-asian="12pt" style:font-size-complex="12pt"/>
    </style:style>
    <style:style style:name="P19" style:family="paragraph" style:parent-style-name="Preformatted_20_Text">
      <style:text-properties fo:font-size="8pt" fo:language="ru" fo:country="RU" officeooo:paragraph-rsid="0054fcd9" style:font-size-asian="8pt" style:font-size-complex="8pt"/>
    </style:style>
    <style:style style:name="P20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fo:font-size="12pt" style:font-size-asian="12pt" style:font-size-complex="12pt"/>
    </style:style>
    <style:style style:name="P21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font-size="12pt" style:font-size-asian="12pt" style:font-size-complex="12pt"/>
    </style:style>
    <style:style style:name="P22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font-size="8pt" style:font-size-asian="8pt" style:font-size-complex="8pt"/>
    </style:style>
    <style:style style:name="P23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font-size="8pt" officeooo:paragraph-rsid="0094d59c" style:font-size-asian="8pt" style:font-size-complex="8pt"/>
    </style:style>
    <style:style style:name="P24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fo:font-size="12pt" style:font-size-asian="12pt" style:font-size-complex="12pt"/>
    </style:style>
    <style:style style:name="P25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fo:font-size="8pt" style:font-size-asian="8pt" style:font-size-complex="8pt"/>
    </style:style>
    <style:style style:name="P26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P27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font-size="8pt" style:font-size-asian="8pt" style:font-size-complex="8pt"/>
    </style:style>
    <style:style style:name="P28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font-size="8pt" officeooo:paragraph-rsid="0094d59c" style:font-size-asian="8pt" style:font-size-complex="8pt"/>
    </style:style>
    <style:style style:name="P29" style:family="paragraph" style:parent-style-name="Standard">
      <style:text-properties fo:font-size="14pt" fo:language="ru" fo:country="RU" officeooo:rsid="00074779" officeooo:paragraph-rsid="00074779" style:font-size-asian="14pt" style:font-size-complex="14pt"/>
    </style:style>
    <style:style style:name="P30" style:family="paragraph" style:parent-style-name="Standard">
      <style:text-properties fo:font-size="14pt" fo:language="ru" fo:country="RU" officeooo:rsid="0030e943" officeooo:paragraph-rsid="0030e943" style:font-size-asian="14pt" style:font-size-complex="14pt"/>
    </style:style>
    <style:style style:name="P31" style:family="paragraph" style:parent-style-name="Standard">
      <style:text-properties fo:font-size="14pt" fo:language="ru" fo:country="RU" officeooo:rsid="000fcd22" officeooo:paragraph-rsid="00074779" style:font-size-asian="14pt" style:font-size-complex="14pt"/>
    </style:style>
    <style:style style:name="P32" style:family="paragraph" style:parent-style-name="Standard">
      <style:text-properties fo:font-size="14pt" fo:language="ru" fo:country="RU" officeooo:rsid="0014ede2" officeooo:paragraph-rsid="00161659" style:font-size-asian="14pt" style:font-size-complex="14pt"/>
    </style:style>
    <style:style style:name="P33" style:family="paragraph" style:parent-style-name="Standard">
      <style:text-properties fo:font-size="14pt" fo:language="ru" fo:country="RU" officeooo:rsid="001d4b76" officeooo:paragraph-rsid="0028ac91" style:font-size-asian="14pt" style:font-size-complex="14pt"/>
    </style:style>
    <style:style style:name="P34" style:family="paragraph" style:parent-style-name="Standard">
      <style:text-properties fo:font-size="14pt" fo:language="ru" fo:country="RU" officeooo:rsid="00558e75" officeooo:paragraph-rsid="0076aa37" style:font-size-asian="14pt" style:font-size-complex="14pt"/>
    </style:style>
    <style:style style:name="P35" style:family="paragraph" style:parent-style-name="Standard">
      <style:text-properties fo:font-size="14pt" fo:language="ru" fo:country="RU" officeooo:rsid="00336887" officeooo:paragraph-rsid="001dc647" style:font-size-asian="14pt" style:font-size-complex="14pt"/>
    </style:style>
    <style:style style:name="P36" style:family="paragraph" style:parent-style-name="Standard">
      <style:text-properties fo:font-size="14pt" fo:language="ru" fo:country="RU" officeooo:rsid="00336887" officeooo:paragraph-rsid="0042af91" style:font-size-asian="14pt" style:font-size-complex="14pt"/>
    </style:style>
    <style:style style:name="P37" style:family="paragraph" style:parent-style-name="Standard">
      <style:text-properties fo:font-size="14pt" fo:language="ru" fo:country="RU" officeooo:rsid="0034bceb" officeooo:paragraph-rsid="001dc647" style:font-size-asian="14pt" style:font-size-complex="14pt"/>
    </style:style>
    <style:style style:name="P38" style:family="paragraph" style:parent-style-name="Standard">
      <style:text-properties fo:font-size="14pt" fo:language="ru" fo:country="RU" officeooo:rsid="0034bceb" officeooo:paragraph-rsid="0042af91" style:font-size-asian="14pt" style:font-size-complex="14pt"/>
    </style:style>
    <style:style style:name="P39" style:family="paragraph" style:parent-style-name="Standard">
      <style:text-properties fo:font-size="14pt" fo:language="ru" fo:country="RU" officeooo:rsid="0034bceb" officeooo:paragraph-rsid="0054fcd9" style:font-size-asian="14pt" style:font-size-complex="14pt"/>
    </style:style>
    <style:style style:name="P40" style:family="paragraph" style:parent-style-name="Standard">
      <style:text-properties fo:font-size="14pt" fo:language="ru" fo:country="RU" officeooo:rsid="00369afd" officeooo:paragraph-rsid="001dc647" style:font-size-asian="14pt" style:font-size-complex="14pt"/>
    </style:style>
    <style:style style:name="P41" style:family="paragraph" style:parent-style-name="Standard">
      <style:text-properties fo:font-size="14pt" fo:language="ru" fo:country="RU" officeooo:rsid="00369afd" officeooo:paragraph-rsid="0042af91" style:font-size-asian="14pt" style:font-size-complex="14pt"/>
    </style:style>
    <style:style style:name="P42" style:family="paragraph" style:parent-style-name="Standard">
      <style:text-properties fo:font-size="14pt" fo:language="ru" fo:country="RU" officeooo:rsid="00369afd" officeooo:paragraph-rsid="0054fcd9" style:font-size-asian="14pt" style:font-size-complex="14pt"/>
    </style:style>
    <style:style style:name="P43" style:family="paragraph" style:parent-style-name="Standard">
      <style:text-properties fo:font-size="14pt" fo:language="ru" fo:country="RU" officeooo:rsid="00374639" officeooo:paragraph-rsid="001dc647" style:font-size-asian="14pt" style:font-size-complex="14pt"/>
    </style:style>
    <style:style style:name="P44" style:family="paragraph" style:parent-style-name="Standard">
      <style:text-properties fo:font-size="14pt" fo:language="ru" fo:country="RU" officeooo:rsid="00374639" officeooo:paragraph-rsid="0042af91" style:font-size-asian="14pt" style:font-size-complex="14pt"/>
    </style:style>
    <style:style style:name="P45" style:family="paragraph" style:parent-style-name="Standard">
      <style:text-properties fo:font-size="14pt" fo:language="ru" fo:country="RU" officeooo:rsid="0039593d" officeooo:paragraph-rsid="0039593d" style:font-size-asian="14pt" style:font-size-complex="14pt"/>
    </style:style>
    <style:style style:name="P46" style:family="paragraph" style:parent-style-name="Standard">
      <style:text-properties fo:font-size="14pt" fo:language="ru" fo:country="RU" officeooo:rsid="0039593d" officeooo:paragraph-rsid="0042af91" style:font-size-asian="14pt" style:font-size-complex="14pt"/>
    </style:style>
    <style:style style:name="P47" style:family="paragraph" style:parent-style-name="Standard">
      <style:text-properties fo:font-size="14pt" fo:language="ru" fo:country="RU" officeooo:rsid="0039593d" officeooo:paragraph-rsid="0054fcd9" style:font-size-asian="14pt" style:font-size-complex="14pt"/>
    </style:style>
    <style:style style:name="P48" style:family="paragraph" style:parent-style-name="Standard">
      <style:text-properties fo:font-size="14pt" fo:language="ru" fo:country="RU" officeooo:rsid="003c405c" officeooo:paragraph-rsid="003c405c" style:font-size-asian="14pt" style:font-size-complex="14pt"/>
    </style:style>
    <style:style style:name="P49" style:family="paragraph" style:parent-style-name="Standard">
      <style:text-properties fo:font-size="14pt" fo:language="ru" fo:country="RU" officeooo:rsid="003c405c" officeooo:paragraph-rsid="003e2e53" style:font-size-asian="14pt" style:font-size-complex="14pt"/>
    </style:style>
    <style:style style:name="P50" style:family="paragraph" style:parent-style-name="Standard">
      <style:text-properties fo:font-size="14pt" fo:language="ru" fo:country="RU" officeooo:rsid="003c405c" officeooo:paragraph-rsid="0042af91" style:font-size-asian="14pt" style:font-size-complex="14pt"/>
    </style:style>
    <style:style style:name="P51" style:family="paragraph" style:parent-style-name="Standard">
      <style:text-properties fo:font-size="14pt" fo:language="ru" fo:country="RU" officeooo:rsid="003f8377" officeooo:paragraph-rsid="003f8377" style:font-size-asian="14pt" style:font-size-complex="14pt"/>
    </style:style>
    <style:style style:name="P52" style:family="paragraph" style:parent-style-name="Standard">
      <style:text-properties fo:font-size="14pt" fo:language="ru" fo:country="RU" officeooo:rsid="0040989a" officeooo:paragraph-rsid="0040989a" style:font-size-asian="14pt" style:font-size-complex="14pt"/>
    </style:style>
    <style:style style:name="P53" style:family="paragraph" style:parent-style-name="Standard">
      <style:text-properties fo:font-size="14pt" fo:language="ru" fo:country="RU" officeooo:rsid="001f6b3a" officeooo:paragraph-rsid="001dc647" style:font-size-asian="14pt" style:font-size-complex="14pt"/>
    </style:style>
    <style:style style:name="P54" style:family="paragraph" style:parent-style-name="Standard">
      <style:text-properties fo:font-size="14pt" fo:language="ru" fo:country="RU" officeooo:rsid="002c458e" officeooo:paragraph-rsid="002c458e" style:font-size-asian="14pt" style:font-size-complex="14pt"/>
    </style:style>
    <style:style style:name="P55" style:family="paragraph" style:parent-style-name="Standard">
      <style:text-properties fo:font-size="14pt" fo:language="ru" fo:country="RU" officeooo:rsid="002c458e" officeooo:paragraph-rsid="0054fcd9" style:font-size-asian="14pt" style:font-size-complex="14pt"/>
    </style:style>
    <style:style style:name="P56" style:family="paragraph" style:parent-style-name="Standard">
      <style:text-properties fo:font-size="14pt" fo:language="ru" fo:country="RU" officeooo:rsid="0020f6ad" officeooo:paragraph-rsid="0042af91" style:font-size-asian="14pt" style:font-size-complex="14pt"/>
    </style:style>
    <style:style style:name="P57" style:family="paragraph" style:parent-style-name="Standard">
      <style:text-properties fo:font-size="14pt" fo:language="ru" fo:country="RU" officeooo:rsid="0020f6ad" officeooo:paragraph-rsid="0054fcd9" style:font-size-asian="14pt" style:font-size-complex="14pt"/>
    </style:style>
    <style:style style:name="P58" style:family="paragraph" style:parent-style-name="Standard">
      <style:text-properties fo:font-size="14pt" fo:language="ru" fo:country="RU" officeooo:rsid="009b60c6" officeooo:paragraph-rsid="009b60c6" style:font-size-asian="14pt" style:font-size-complex="14pt"/>
    </style:style>
    <style:style style:name="P59" style:family="paragraph" style:parent-style-name="Standard">
      <style:text-properties fo:font-size="14pt" fo:language="ru" fo:country="RU" officeooo:rsid="00717700" officeooo:paragraph-rsid="00717700" style:font-size-asian="14pt" style:font-size-complex="14pt"/>
    </style:style>
    <style:style style:name="P60" style:family="paragraph" style:parent-style-name="Standard">
      <style:text-properties fo:font-size="14pt" fo:language="ru" fo:country="RU" officeooo:rsid="0073ab8e" officeooo:paragraph-rsid="0073ab8e" style:font-size-asian="14pt" style:font-size-complex="14pt"/>
    </style:style>
    <style:style style:name="P61" style:family="paragraph" style:parent-style-name="Standard">
      <style:text-properties fo:font-size="14pt" fo:language="ru" fo:country="RU" officeooo:rsid="008a2061" officeooo:paragraph-rsid="008a2061" style:font-size-asian="14pt" style:font-size-complex="14pt"/>
    </style:style>
    <style:style style:name="P62" style:family="paragraph" style:parent-style-name="Standard">
      <style:text-properties fo:font-size="14pt" fo:language="ru" fo:country="RU" officeooo:rsid="0090ee5d" officeooo:paragraph-rsid="0090ee5d" style:font-size-asian="14pt" style:font-size-complex="14pt"/>
    </style:style>
    <style:style style:name="P63" style:family="paragraph" style:parent-style-name="Standard">
      <style:text-properties fo:font-size="14pt" fo:language="en" fo:country="US" officeooo:rsid="00074779" officeooo:paragraph-rsid="0039593d" style:font-size-asian="14pt" style:font-size-complex="14pt"/>
    </style:style>
    <style:style style:name="P64" style:family="paragraph" style:parent-style-name="Standard">
      <style:text-properties fo:font-size="14pt" fo:language="en" fo:country="US" officeooo:rsid="001886cf" officeooo:paragraph-rsid="00161659" style:font-size-asian="14pt" style:font-size-complex="14pt"/>
    </style:style>
    <style:style style:name="P65" style:family="paragraph" style:parent-style-name="Standard">
      <style:text-properties fo:font-size="14pt" fo:language="en" fo:country="US" officeooo:rsid="0039593d" officeooo:paragraph-rsid="0039593d" style:font-size-asian="14pt" style:font-size-complex="14pt"/>
    </style:style>
    <style:style style:name="P66" style:family="paragraph" style:parent-style-name="Standard">
      <style:text-properties fo:font-size="14pt" fo:language="en" fo:country="US" officeooo:rsid="0039593d" officeooo:paragraph-rsid="0042af91" style:font-size-asian="14pt" style:font-size-complex="14pt"/>
    </style:style>
    <style:style style:name="P67" style:family="paragraph" style:parent-style-name="Standard">
      <style:text-properties fo:font-size="14pt" fo:language="en" fo:country="US" officeooo:rsid="0039593d" officeooo:paragraph-rsid="0054fcd9" style:font-size-asian="14pt" style:font-size-complex="14pt"/>
    </style:style>
    <style:style style:name="P68" style:family="paragraph" style:parent-style-name="Standard">
      <style:text-properties fo:font-size="14pt" fo:language="en" fo:country="US" officeooo:rsid="0030e943" officeooo:paragraph-rsid="0059ff9f" style:font-size-asian="14pt" style:font-size-complex="14pt"/>
    </style:style>
    <style:style style:name="P69" style:family="paragraph" style:parent-style-name="Standard">
      <style:text-properties fo:font-size="14pt" fo:language="en" fo:country="US" officeooo:rsid="008a2061" officeooo:paragraph-rsid="008a2061" style:font-size-asian="14pt" style:font-size-complex="14pt"/>
    </style:style>
    <style:style style:name="P70" style:family="paragraph" style:parent-style-name="Standard">
      <style:text-properties fo:font-size="12pt" fo:language="ru" fo:country="RU" officeooo:rsid="002c458e" officeooo:paragraph-rsid="0054fcd9" style:font-size-asian="12pt" style:font-size-complex="12pt"/>
    </style:style>
    <style:style style:name="P71" style:family="paragraph" style:parent-style-name="Standard">
      <style:paragraph-properties fo:break-before="page"/>
      <style:text-properties fo:font-size="14pt" fo:language="ru" fo:country="RU" officeooo:rsid="0029ddaa" officeooo:paragraph-rsid="0029ddaa" style:font-size-asian="14pt" style:font-size-complex="14pt"/>
    </style:style>
    <style:style style:name="P72" style:family="paragraph" style:parent-style-name="Standard">
      <style:paragraph-properties fo:break-before="page"/>
      <style:text-properties fo:font-size="14pt" fo:language="ru" fo:country="RU" officeooo:rsid="002c458e" officeooo:paragraph-rsid="002c458e" style:font-size-asian="14pt" style:font-size-complex="14pt"/>
    </style:style>
    <style:style style:name="T1" style:family="text">
      <style:text-properties officeooo:rsid="00074779"/>
    </style:style>
    <style:style style:name="T2" style:family="text">
      <style:text-properties fo:language="en" fo:country="US" officeooo:rsid="00074779"/>
    </style:style>
    <style:style style:name="T3" style:family="text">
      <style:text-properties fo:language="en" fo:country="US" officeooo:rsid="0024e5ea"/>
    </style:style>
    <style:style style:name="T4" style:family="text">
      <style:text-properties fo:language="en" fo:country="US" officeooo:rsid="0030e943"/>
    </style:style>
    <style:style style:name="T5" style:family="text">
      <style:text-properties fo:language="en" fo:country="US" officeooo:rsid="0032507a"/>
    </style:style>
    <style:style style:name="T6" style:family="text">
      <style:text-properties fo:language="en" fo:country="US" officeooo:rsid="0032e66b"/>
    </style:style>
    <style:style style:name="T7" style:family="text">
      <style:text-properties fo:language="en" fo:country="US" officeooo:rsid="00369afd"/>
    </style:style>
    <style:style style:name="T8" style:family="text">
      <style:text-properties fo:language="en" fo:country="US" officeooo:rsid="0039593d"/>
    </style:style>
    <style:style style:name="T9" style:family="text">
      <style:text-properties fo:language="en" fo:country="US" officeooo:rsid="004df253"/>
    </style:style>
    <style:style style:name="T10" style:family="text">
      <style:text-properties fo:language="en" fo:country="US" officeooo:rsid="00586ed0"/>
    </style:style>
    <style:style style:name="T11" style:family="text">
      <style:text-properties fo:language="en" fo:country="US" officeooo:rsid="0062bd89"/>
    </style:style>
    <style:style style:name="T12" style:family="text">
      <style:text-properties fo:language="en" fo:country="US" officeooo:rsid="006b2f68"/>
    </style:style>
    <style:style style:name="T13" style:family="text">
      <style:text-properties fo:language="en" fo:country="US" officeooo:rsid="0070793e"/>
    </style:style>
    <style:style style:name="T14" style:family="text">
      <style:text-properties fo:language="en" fo:country="US" officeooo:rsid="009b60e0"/>
    </style:style>
    <style:style style:name="T15" style:family="text">
      <style:text-properties fo:language="en" fo:country="US" officeooo:rsid="00a72e2f"/>
    </style:style>
    <style:style style:name="T16" style:family="text">
      <style:text-properties fo:language="en" fo:country="US" officeooo:rsid="00a9f35b"/>
    </style:style>
    <style:style style:name="T17" style:family="text">
      <style:text-properties officeooo:rsid="0008dc94"/>
    </style:style>
    <style:style style:name="T18" style:family="text">
      <style:text-properties officeooo:rsid="0009e3b4"/>
    </style:style>
    <style:style style:name="T19" style:family="text">
      <style:text-properties officeooo:rsid="000b87a4"/>
    </style:style>
    <style:style style:name="T20" style:family="text">
      <style:text-properties officeooo:rsid="000bcede"/>
    </style:style>
    <style:style style:name="T21" style:family="text">
      <style:text-properties officeooo:rsid="000fcd22"/>
    </style:style>
    <style:style style:name="T22" style:family="text">
      <style:text-properties officeooo:rsid="00111bee"/>
    </style:style>
    <style:style style:name="T23" style:family="text">
      <style:text-properties officeooo:rsid="0012f6d1"/>
    </style:style>
    <style:style style:name="T24" style:family="text">
      <style:text-properties officeooo:rsid="0014ede2"/>
    </style:style>
    <style:style style:name="T25" style:family="text">
      <style:text-properties officeooo:rsid="00161659"/>
    </style:style>
    <style:style style:name="T26" style:family="text">
      <style:text-properties officeooo:rsid="001f6b3a"/>
    </style:style>
    <style:style style:name="T27" style:family="text">
      <style:text-properties officeooo:rsid="0020f6ad"/>
    </style:style>
    <style:style style:name="T28" style:family="text">
      <style:text-properties officeooo:rsid="00230ad0"/>
    </style:style>
    <style:style style:name="T29" style:family="text">
      <style:text-properties officeooo:rsid="0024e5ea"/>
    </style:style>
    <style:style style:name="T30" style:family="text">
      <style:text-properties officeooo:rsid="0025dc5e"/>
    </style:style>
    <style:style style:name="T31" style:family="text">
      <style:text-properties officeooo:rsid="00269555"/>
    </style:style>
    <style:style style:name="T32" style:family="text">
      <style:text-properties officeooo:rsid="002c458e"/>
    </style:style>
    <style:style style:name="T33" style:family="text">
      <style:text-properties officeooo:rsid="0030e943"/>
    </style:style>
    <style:style style:name="T34" style:family="text">
      <style:text-properties officeooo:rsid="0032507a"/>
    </style:style>
    <style:style style:name="T35" style:family="text">
      <style:text-properties officeooo:rsid="0032e66b"/>
    </style:style>
    <style:style style:name="T36" style:family="text">
      <style:text-properties officeooo:rsid="00330c80"/>
    </style:style>
    <style:style style:name="T37" style:family="text">
      <style:text-properties officeooo:rsid="00336887"/>
    </style:style>
    <style:style style:name="T38" style:family="text">
      <style:text-properties officeooo:rsid="00345558"/>
    </style:style>
    <style:style style:name="T39" style:family="text">
      <style:text-properties officeooo:rsid="0034bceb"/>
    </style:style>
    <style:style style:name="T40" style:family="text">
      <style:text-properties officeooo:rsid="00369afd"/>
    </style:style>
    <style:style style:name="T41" style:family="text">
      <style:text-properties officeooo:rsid="00374639"/>
    </style:style>
    <style:style style:name="T42" style:family="text">
      <style:text-properties officeooo:rsid="0039593d"/>
    </style:style>
    <style:style style:name="T43" style:family="text">
      <style:text-properties officeooo:rsid="003a4232"/>
    </style:style>
    <style:style style:name="T44" style:family="text">
      <style:text-properties officeooo:rsid="003c405c"/>
    </style:style>
    <style:style style:name="T45" style:family="text">
      <style:text-properties officeooo:rsid="003f8377"/>
    </style:style>
    <style:style style:name="T46" style:family="text">
      <style:text-properties officeooo:rsid="0040989a"/>
    </style:style>
    <style:style style:name="T47" style:family="text">
      <style:text-properties officeooo:rsid="00437c3c"/>
    </style:style>
    <style:style style:name="T48" style:family="text">
      <style:text-properties officeooo:rsid="00455945"/>
    </style:style>
    <style:style style:name="T49" style:family="text">
      <style:text-properties officeooo:rsid="0046767a"/>
    </style:style>
    <style:style style:name="T50" style:family="text">
      <style:text-properties officeooo:rsid="0046eeb0"/>
    </style:style>
    <style:style style:name="T51" style:family="text">
      <style:text-properties officeooo:rsid="0048661d"/>
    </style:style>
    <style:style style:name="T52" style:family="text">
      <style:text-properties officeooo:rsid="0048a2c4"/>
    </style:style>
    <style:style style:name="T53" style:family="text">
      <style:text-properties officeooo:rsid="004a3e06"/>
    </style:style>
    <style:style style:name="T54" style:family="text">
      <style:text-properties officeooo:rsid="004abcc3"/>
    </style:style>
    <style:style style:name="T55" style:family="text">
      <style:text-properties officeooo:rsid="004c64ac"/>
    </style:style>
    <style:style style:name="T56" style:family="text">
      <style:text-properties officeooo:rsid="004c9d2d"/>
    </style:style>
    <style:style style:name="T57" style:family="text">
      <style:text-properties officeooo:rsid="004df253"/>
    </style:style>
    <style:style style:name="T58" style:family="text">
      <style:text-properties officeooo:rsid="004e351b"/>
    </style:style>
    <style:style style:name="T59" style:family="text">
      <style:text-properties officeooo:rsid="004fc245"/>
    </style:style>
    <style:style style:name="T60" style:family="text">
      <style:text-properties officeooo:rsid="00513518"/>
    </style:style>
    <style:style style:name="T61" style:family="text">
      <style:text-properties officeooo:rsid="00528cdb"/>
    </style:style>
    <style:style style:name="T62" style:family="text">
      <style:text-properties officeooo:rsid="005290fe"/>
    </style:style>
    <style:style style:name="T63" style:family="text">
      <style:text-properties officeooo:rsid="0054fcd9"/>
    </style:style>
    <style:style style:name="T64" style:family="text">
      <style:text-properties officeooo:rsid="00559ec0"/>
    </style:style>
    <style:style style:name="T65" style:family="text">
      <style:text-properties officeooo:rsid="0055d26d"/>
    </style:style>
    <style:style style:name="T66" style:family="text">
      <style:text-properties officeooo:rsid="0056c02d"/>
    </style:style>
    <style:style style:name="T67" style:family="text">
      <style:text-properties officeooo:rsid="00586ed0"/>
    </style:style>
    <style:style style:name="T68" style:family="text">
      <style:text-properties officeooo:rsid="005d6a4c"/>
    </style:style>
    <style:style style:name="T69" style:family="text">
      <style:text-properties officeooo:rsid="005f1105"/>
    </style:style>
    <style:style style:name="T70" style:family="text">
      <style:text-properties officeooo:rsid="005f11f6"/>
    </style:style>
    <style:style style:name="T71" style:family="text">
      <style:text-properties officeooo:rsid="0060c722"/>
    </style:style>
    <style:style style:name="T72" style:family="text">
      <style:text-properties officeooo:rsid="0062bd89"/>
    </style:style>
    <style:style style:name="T73" style:family="text">
      <style:text-properties officeooo:rsid="0064403b"/>
    </style:style>
    <style:style style:name="T74" style:family="text">
      <style:text-properties officeooo:rsid="00655fdb"/>
    </style:style>
    <style:style style:name="T75" style:family="text">
      <style:text-properties officeooo:rsid="006587dc"/>
    </style:style>
    <style:style style:name="T76" style:family="text">
      <style:text-properties officeooo:rsid="0067309c"/>
    </style:style>
    <style:style style:name="T77" style:family="text">
      <style:text-properties officeooo:rsid="0068a36c"/>
    </style:style>
    <style:style style:name="T78" style:family="text">
      <style:text-properties officeooo:rsid="00695fb4"/>
    </style:style>
    <style:style style:name="T79" style:family="text">
      <style:text-properties officeooo:rsid="006b2f68"/>
    </style:style>
    <style:style style:name="T80" style:family="text">
      <style:text-properties officeooo:rsid="006c1ebd"/>
    </style:style>
    <style:style style:name="T81" style:family="text">
      <style:text-properties officeooo:rsid="006d0697"/>
    </style:style>
    <style:style style:name="T82" style:family="text">
      <style:text-properties officeooo:rsid="006d9f93"/>
    </style:style>
    <style:style style:name="T83" style:family="text">
      <style:text-properties officeooo:rsid="006e13a9"/>
    </style:style>
    <style:style style:name="T84" style:family="text">
      <style:text-properties officeooo:rsid="006fa9fb"/>
    </style:style>
    <style:style style:name="T85" style:family="text">
      <style:text-properties officeooo:rsid="0070793e"/>
    </style:style>
    <style:style style:name="T86" style:family="text">
      <style:text-properties officeooo:rsid="007120c0"/>
    </style:style>
    <style:style style:name="T87" style:family="text">
      <style:text-properties officeooo:rsid="00732116"/>
    </style:style>
    <style:style style:name="T88" style:family="text">
      <style:text-properties officeooo:rsid="007ad25f"/>
    </style:style>
    <style:style style:name="T89" style:family="text">
      <style:text-properties fo:color="#000080"/>
    </style:style>
    <style:style style:name="T90" style:family="text">
      <style:text-properties fo:color="#000080" officeooo:rsid="008a2061"/>
    </style:style>
    <style:style style:name="T91" style:family="text">
      <style:text-properties fo:color="#000080" officeooo:rsid="002c458e"/>
    </style:style>
    <style:style style:name="T92" style:family="text">
      <style:text-properties fo:color="#000080" fo:font-weight="bold" style:font-weight-asian="bold" style:font-weight-complex="bold"/>
    </style:style>
    <style:style style:name="T93" style:family="text">
      <style:text-properties fo:color="#c0c0c0"/>
    </style:style>
    <style:style style:name="T94" style:family="text">
      <style:text-properties fo:color="#c0c0c0" officeooo:rsid="008a2061"/>
    </style:style>
    <style:style style:name="T95" style:family="text">
      <style:text-properties fo:color="#c0c0c0" officeooo:rsid="002c458e"/>
    </style:style>
    <style:style style:name="T96" style:family="text">
      <style:text-properties fo:color="#008000"/>
    </style:style>
    <style:style style:name="T97" style:family="text">
      <style:text-properties fo:color="#008000" officeooo:rsid="008a2061"/>
    </style:style>
    <style:style style:name="T98" style:family="text">
      <style:text-properties fo:color="#008000" fo:font-weight="bold" style:font-weight-asian="bold" style:font-weight-complex="bold"/>
    </style:style>
    <style:style style:name="T99" style:family="text">
      <style:text-properties fo:color="#008000" fo:font-weight="bold" officeooo:rsid="008a2061" style:font-weight-asian="bold" style:font-weight-complex="bold"/>
    </style:style>
    <style:style style:name="T100" style:family="text">
      <style:text-properties fo:color="#008000" officeooo:rsid="002c458e"/>
    </style:style>
    <style:style style:name="T101" style:family="text">
      <style:text-properties fo:color="#808000"/>
    </style:style>
    <style:style style:name="T102" style:family="text">
      <style:text-properties fo:color="#000000"/>
    </style:style>
    <style:style style:name="T103" style:family="text">
      <style:text-properties fo:color="#000000"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officeooo:rsid="009ce384"/>
    </style:style>
    <style:style style:name="T106" style:family="text">
      <style:text-properties officeooo:rsid="00a4a202"/>
    </style:style>
    <style:style style:name="T107" style:family="text">
      <style:text-properties officeooo:rsid="00a57cbb"/>
    </style:style>
    <style:style style:name="T108" style:family="text">
      <style:text-properties officeooo:rsid="00a9f35b"/>
    </style:style>
    <style:style style:name="T109" style:family="text">
      <style:text-properties officeooo:rsid="00aa10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Лабораторная работа №1.</text:p>
      <text:p text:style-name="P63"/>
      <text:p text:style-name="P2"><text:span text:style-name="T106">Общая</text:span><text:span text:style-name="T88"> часть</text:span><text:span text:style-name="T33">:</text:span></text:p>
      <text:p text:style-name="P30"/>
      <text:p text:style-name="P1"><text:span text:style-name="T1">Определить класс </text:span><text:span text:style-name="T2">Person</text:span><text:span text:style-name="T1">:</text:span></text:p>
      <text:p text:style-name="P29"><text:tab/>закрытые поля:</text:p>
      <text:p text:style-name="P3"><text:span text:style-name="T1"><text:tab/><text:tab/>имя<text:tab/></text:span><text:span text:style-name="T18"><text:tab/><text:tab/>-<text:tab/>строка ( </text:span><text:span text:style-name="T19">20 символов )</text:span></text:p>
      <text:p text:style-name="P3"><text:span text:style-name="T1"><text:tab/><text:tab/>фамилия<text:tab/><text:tab/></text:span><text:span text:style-name="T18">-<text:tab/>строка ( </text:span><text:span text:style-name="T19">20 символов )</text:span></text:p>
      <text:p text:style-name="P3"><text:span text:style-name="T1"><text:tab/><text:tab/>отчество<text:tab/><text:tab/></text:span><text:span text:style-name="T18">-<text:tab/>строка ( </text:span><text:span text:style-name="T19">20 символов )</text:span></text:p>
      <text:p text:style-name="P1"><text:span text:style-name="T1"><text:tab/><text:tab/></text:span><text:span text:style-name="T20">возраст</text:span><text:span text:style-name="T17"><text:tab/><text:tab/></text:span><text:span text:style-name="T18">-<text:tab/>целое число</text:span></text:p>
      <text:p text:style-name="P29"><text:tab/></text:p>
      <text:p text:style-name="P1"><text:span text:style-name="T1"><text:tab/></text:span><text:span text:style-name="T21">открытые поля:</text:span></text:p>
      <text:p text:style-name="P1"><text:span text:style-name="T1"><text:tab/><text:tab/></text:span><text:span text:style-name="T21">Конструктор без параметров</text:span><text:span text:style-name="T1">, </text:span><text:span text:style-name="T21">устанавливающий значения свойство <text:tab/><text:tab/><text:tab/>по умолчанию.</text:span></text:p>
      <text:p text:style-name="P1"/>
      <text:p text:style-name="P31"><text:tab/><text:tab/>Конструктор с 4 параметрами строка, строка, строка, число, для <text:tab/><text:tab/><text:tab/><text:tab/>инициализации полей (имя, фамилия, отчество, возраст) <text:tab/><text:tab/><text:tab/><text:tab/>класса.</text:p>
      <text:p text:style-name="P1"/>
      <text:p text:style-name="P4"><text:span text:style-name="T21"><text:tab/><text:tab/></text:span><text:span text:style-name="T22">Метод </text:span><text:span text:style-name="T23">для</text:span><text:span text:style-name="T28"> установки</text:span><text:span text:style-name="T23"> возраста персоны, </text:span><text:span text:style-name="T29">с проверкой на <text:tab/><text:tab/><text:tab/><text:tab/><text:tab/>правильность ввода ( возраст </text:span><text:span text:style-name="T3">&gt;= 0 </text:span><text:span text:style-name="T29">и </text:span><text:span text:style-name="T3">&lt;= 200 ) </text:span></text:p>
      <text:p text:style-name="P5"><text:span text:style-name="T23"><text:tab/><text:tab/></text:span><text:span text:style-name="T24">Метод для </text:span><text:span text:style-name="T28">установки</text:span><text:span text:style-name="T24"> </text:span><text:span text:style-name="T25">имени</text:span><text:span text:style-name="T24"> персоны, </text:span><text:span text:style-name="T30">проверять длину строки.</text:span></text:p>
      <text:p text:style-name="P5"><text:span text:style-name="T24"><text:tab/><text:tab/>Метод для </text:span><text:span text:style-name="T28">установки</text:span><text:span text:style-name="T24"> </text:span><text:span text:style-name="T25">фамилии </text:span><text:span text:style-name="T24">персоны, </text:span><text:span text:style-name="T30">проверять длину строки.</text:span></text:p>
      <text:p text:style-name="P5"><text:span text:style-name="T24"><text:tab/><text:tab/>Метод для </text:span><text:span text:style-name="T28">установки</text:span><text:span text:style-name="T24"> </text:span><text:span text:style-name="T25">отчества</text:span><text:span text:style-name="T24"> персоны, </text:span><text:span text:style-name="T30">проверять длину строки.</text:span></text:p>
      <text:p text:style-name="P1"/>
      <text:p text:style-name="P1"><text:span text:style-name="T21"><text:tab/><text:tab/></text:span><text:span text:style-name="T22">Метод </text:span><text:span text:style-name="T23">для получения возраста персоны.</text:span></text:p>
      <text:p text:style-name="P6"><text:span text:style-name="T23"><text:tab/><text:tab/></text:span><text:span text:style-name="T24">Метод для получения </text:span><text:span text:style-name="T25">имени</text:span><text:span text:style-name="T24"> персоны.</text:span></text:p>
      <text:p text:style-name="P6"><text:span text:style-name="T24"><text:tab/><text:tab/>Метод для получения </text:span><text:span text:style-name="T25">фамилии </text:span><text:span text:style-name="T24">персоны.</text:span></text:p>
      <text:p text:style-name="P6"><text:span text:style-name="T24"><text:tab/><text:tab/>Метод для получения </text:span><text:span text:style-name="T25">отчества</text:span><text:span text:style-name="T24"> персоны.</text:span></text:p>
      <text:p text:style-name="P6"/>
      <text:p text:style-name="P6"><text:span text:style-name="T24"><text:tab/><text:tab/></text:span><text:span text:style-name="T31">Метод вывода информации о персоне на экран.</text:span></text:p>
      <text:p text:style-name="P32"/>
      <text:p text:style-name="P64"/>
      <text:p text:style-name="P33"/>
      <text:p text:style-name="P33"/>
      <text:p text:style-name="P34">Создать второй класс в соответствии с номером варианта </text:p>
      <text:p text:style-name="P16"><text:span text:style-name="T64"><text:s text:c="2"/></text:span><text:span text:style-name="T65">вариант = </text:span><text:span text:style-name="T15">( </text:span><text:span text:style-name="T109">( </text:span><text:span text:style-name="T64">номер </text:span><text:span text:style-name="T108">студента </text:span><text:span text:style-name="T64">по списку </text:span><text:span text:style-name="T109">- 1 ) </text:span><text:span text:style-name="T64">% 3 </text:span><text:span text:style-name="T15">) + 1</text:span><text:span text:style-name="T64"> </text:span></text:p>
      <text:p text:style-name="P71">Вариант 1:</text:p>
      <text:p text:style-name="P30"/>
      <text:p text:style-name="P2"><text:span text:style-name="T33">Определить перечисляемый тип</text:span><text:span text:style-name="T4">(enum) </text:span><text:span text:style-name="T5">м</text:span><text:span text:style-name="T34">арка_автомобиля</text:span></text:p>
      <text:p text:style-name="P7"><text:span text:style-name="T1">Определить класс </text:span><text:span text:style-name="T27">Автомобиль </text:span></text:p>
      <text:p text:style-name="P8"><text:span text:style-name="T26"><text:tab/></text:span><text:span text:style-name="T35">закрытые </text:span><text:span text:style-name="T33">поля:</text:span></text:p>
      <text:p text:style-name="P8"><text:span text:style-name="T33"><text:tab/><text:tab/>водитель<text:tab/><text:tab/><text:tab/></text:span><text:span text:style-name="T35">-<text:tab/></text:span><text:span text:style-name="T33">поле типа </text:span><text:span text:style-name="T4">Person </text:span></text:p>
      <text:p text:style-name="P8"><text:span text:style-name="T4"><text:tab/><text:tab/></text:span><text:span text:style-name="T35">марка <text:tab/><text:tab/><text:tab/>-<text:tab/>поле типа </text:span><text:span text:style-name="T36">м</text:span><text:span text:style-name="T35">арка_автомобиля</text:span><text:span text:style-name="T33"> </text:span></text:p>
      <text:p text:style-name="P8"><text:span text:style-name="T33"><text:tab/><text:tab/></text:span><text:span text:style-name="T37">номер автомобиля <text:tab/>-<text:tab/>строка ( 9 символов )</text:span></text:p>
      <text:p text:style-name="P35"/>
      <text:p text:style-name="P8"><text:span text:style-name="T37"><text:tab/></text:span><text:span text:style-name="T38">открытые поля:</text:span></text:p>
      <text:p text:style-name="P8"><text:span text:style-name="T38"><text:tab/><text:tab/></text:span><text:span text:style-name="T39">Конструктор устанавливающий свойства объекта по умолчанию.</text:span></text:p>
      <text:p text:style-name="P37"><text:tab/><text:tab/>Конструктор с 2мя параметрами марка и номер автомобиля.</text:p>
      <text:p text:style-name="P37"/>
      <text:p text:style-name="P8"><text:span text:style-name="T39"><text:tab/><text:tab/></text:span><text:span text:style-name="T40">Метод для установки водителя автомобиля, с проверкой возраста <text:tab/><text:tab/><text:tab/>водителя, если возраст </text:span><text:span text:style-name="T7">&lt; 18 </text:span><text:span text:style-name="T40">выводить предупреждение.</text:span></text:p>
      <text:p text:style-name="P40"/>
      <text:p text:style-name="P8"><text:span text:style-name="T40"><text:tab/><text:tab/></text:span><text:span text:style-name="T41">Метод для вывода информации об автомобиле: марка, номер, фио <text:tab/><text:tab/><text:tab/>водителя.</text:span></text:p>
      <text:p text:style-name="P43"/>
      <text:p text:style-name="P45"/>
      <text:p text:style-name="P9"><text:span text:style-name="T42">В методе </text:span><text:span text:style-name="T8">Main() </text:span></text:p>
      <text:p text:style-name="P65"/>
      <text:p text:style-name="P10"><text:span text:style-name="T42">Создать 2 экземпляра класса <text:s/></text:span><text:span text:style-name="T2">Person</text:span><text:span text:style-name="T43">. </text:span></text:p>
      <text:p text:style-name="P48">Вывести о них информацию на экран.</text:p>
      <text:p text:style-name="P49">Создать экземпляр класса автомобиль.</text:p>
      <text:p text:style-name="P51">Задать классу автомобиль водителя.</text:p>
      <text:p text:style-name="P52">Вывести информацию об автомобиле.</text:p>
      <text:p text:style-name="P49"><text:s/></text:p>
      <text:p text:style-name="P53"><text:line-break/></text:p>
      <text:p text:style-name="P72">Вариант 2:</text:p>
      <text:p text:style-name="P54"/>
      <text:p text:style-name="P11"><text:span text:style-name="T33">Определить перечисляемый тип</text:span><text:span text:style-name="T4">(enum) </text:span><text:span text:style-name="T5">м</text:span><text:span text:style-name="T34">арка_</text:span><text:span text:style-name="T47">телефона</text:span></text:p>
      <text:p text:style-name="P56"/>
      <text:p text:style-name="P12"><text:span text:style-name="T1">Определить класс </text:span><text:span text:style-name="T48">Телефон</text:span><text:span text:style-name="T27"> </text:span></text:p>
      <text:p text:style-name="P11"><text:span text:style-name="T26"><text:tab/></text:span><text:span text:style-name="T35">закрытые </text:span><text:span text:style-name="T33">поля:</text:span></text:p>
      <text:p text:style-name="P11"><text:span text:style-name="T33"><text:tab/><text:tab/></text:span><text:span text:style-name="T49">владелец</text:span><text:span text:style-name="T33"><text:tab/><text:tab/><text:tab/></text:span><text:span text:style-name="T35">-<text:tab/></text:span><text:span text:style-name="T33">поле типа </text:span><text:span text:style-name="T4">Person </text:span></text:p>
      <text:p text:style-name="P11"><text:span text:style-name="T4"><text:tab/><text:tab/></text:span><text:span text:style-name="T35">марка <text:tab/><text:tab/><text:tab/>-<text:tab/>поле типа </text:span><text:span text:style-name="T36">м</text:span><text:span text:style-name="T35">арка_</text:span><text:span text:style-name="T49">телефона</text:span><text:span text:style-name="T33"> </text:span></text:p>
      <text:p text:style-name="P11"><text:span text:style-name="T33"><text:tab/><text:tab/></text:span><text:span text:style-name="T37">номер </text:span><text:span text:style-name="T50">телефона<text:tab/><text:tab/></text:span><text:span text:style-name="T37">-<text:tab/>строка ( </text:span><text:span text:style-name="T51">12</text:span><text:span text:style-name="T37"> символов )</text:span></text:p>
      <text:p text:style-name="P36"/>
      <text:p text:style-name="P11"><text:span text:style-name="T37"><text:tab/></text:span><text:span text:style-name="T38">открытые поля:</text:span></text:p>
      <text:p text:style-name="P11"><text:span text:style-name="T38"><text:tab/><text:tab/></text:span><text:span text:style-name="T39">Конструктор устанавливающий свойства объекта по умолчанию.</text:span></text:p>
      <text:p text:style-name="P11"><text:span text:style-name="T39"><text:tab/><text:tab/>Конструктор с 2мя параметрами марка и номер </text:span><text:span text:style-name="T52">телефона</text:span><text:span text:style-name="T39">.</text:span></text:p>
      <text:p text:style-name="P38"/>
      <text:p text:style-name="P11"><text:span text:style-name="T39"><text:tab/><text:tab/></text:span><text:span text:style-name="T40">Метод для установки </text:span><text:span text:style-name="T53">владельца телефона</text:span><text:span text:style-name="T40">, </text:span><text:span text:style-name="T56">если воз</text:span><text:span text:style-name="T57">раст текущего <text:tab/><text:tab/><text:tab/>владельца </text:span><text:span text:style-name="T9">&gt; </text:span><text:span text:style-name="T57">возраста нового, выводить сообщение, и <text:tab/><text:tab/><text:tab/><text:tab/>владельца не изменять. </text:span></text:p>
      <text:p text:style-name="P41"/>
      <text:p text:style-name="P11"><text:span text:style-name="T40"><text:tab/><text:tab/></text:span><text:span text:style-name="T41">Метод для вывода информации о </text:span><text:span text:style-name="T54">телефоне</text:span><text:span text:style-name="T41">: марка, номер, фио <text:tab/><text:tab/><text:tab/><text:tab/></text:span><text:span text:style-name="T55">владельца</text:span><text:span text:style-name="T41">.</text:span></text:p>
      <text:p text:style-name="P44"/>
      <text:p text:style-name="P46"/>
      <text:p text:style-name="P46"/>
      <text:p text:style-name="P11"><text:span text:style-name="T42">В методе </text:span><text:span text:style-name="T8">Main() </text:span></text:p>
      <text:p text:style-name="P66"/>
      <text:p text:style-name="P11"><text:span text:style-name="T42">Создать 2 экземпляра класса <text:s/></text:span><text:span text:style-name="T2">Person </text:span><text:span text:style-name="T58">с разным значением возраста</text:span><text:span text:style-name="T43">. </text:span></text:p>
      <text:p text:style-name="P50">Вывести о них информацию на экран.</text:p>
      <text:p text:style-name="P11"><text:span text:style-name="T44">Создать экземпляр класса </text:span><text:span text:style-name="T59">телефон</text:span><text:span text:style-name="T44">.</text:span></text:p>
      <text:p text:style-name="P11"><text:span text:style-name="T62">Установить владельца </text:span><text:span text:style-name="T60">телефона</text:span><text:span text:style-name="T45">.</text:span></text:p>
      <text:p text:style-name="P11"><text:span text:style-name="T46">Вывести информацию об </text:span><text:span text:style-name="T61">телефоне</text:span><text:span text:style-name="T46">.</text:span></text:p>
      <text:p text:style-name="P54"/>
      <text:p text:style-name="P54"/>
      <text:p text:style-name="P17"><text:span text:style-name="T32">Вариант </text:span><text:span text:style-name="T63">3</text:span><text:span text:style-name="T32">:</text:span></text:p>
      <text:p text:style-name="P57"/>
      <text:p text:style-name="P13"><text:span text:style-name="T1">Определить класс </text:span><text:span text:style-name="T66">Касса</text:span><text:span text:style-name="T27"> </text:span></text:p>
      <text:p text:style-name="P13"><text:span text:style-name="T26"><text:tab/></text:span><text:span text:style-name="T35">закрытые </text:span><text:span text:style-name="T33">поля:</text:span></text:p>
      <text:p text:style-name="P13"><text:span text:style-name="T33"><text:tab/><text:tab/></text:span><text:span text:style-name="T107">к</text:span><text:span text:style-name="T67">ассир</text:span><text:span text:style-name="T33"><text:tab/><text:tab/></text:span><text:span text:style-name="T35">-<text:tab/></text:span><text:span text:style-name="T33">поле типа </text:span><text:span text:style-name="T4">Person </text:span></text:p>
      <text:p text:style-name="P14"><text:span text:style-name="T10"><text:tab/><text:tab/></text:span><text:span text:style-name="T107">к</text:span><text:span text:style-name="T81">лиент</text:span><text:span text:style-name="T4"><text:tab/><text:tab/></text:span><text:span text:style-name="T6">-<text:tab/></text:span><text:span text:style-name="T4">поле типа Person </text:span></text:p>
      <text:p text:style-name="P68"/>
      <text:p text:style-name="P13"><text:span text:style-name="T37"><text:tab/></text:span><text:span text:style-name="T38">открытые поля:</text:span></text:p>
      <text:p text:style-name="P13"><text:span text:style-name="T39"><text:tab/><text:tab/>Конструктор с </text:span><text:span text:style-name="T68">1</text:span><text:span text:style-name="T39">м параметрам</text:span><text:span text:style-name="T52"> </text:span><text:span text:style-name="T68">устанавливающим кассира</text:span><text:span text:style-name="T39">.</text:span></text:p>
      <text:p text:style-name="P39"/>
      <text:p text:style-name="P13"><text:span text:style-name="T39"><text:tab/><text:tab/></text:span><text:span text:style-name="T40">Метод для </text:span><text:span text:style-name="T69">установки </text:span><text:span text:style-name="T82">клиента</text:span><text:span text:style-name="T40">, </text:span><text:span text:style-name="T56">если </text:span><text:span text:style-name="T70">фио </text:span><text:span text:style-name="T83">клиента</text:span><text:span text:style-name="T70"> </text:span><text:span text:style-name="T71">совпадает</text:span><text:span text:style-name="T70"> с фио <text:tab/><text:tab/><text:tab/>кассира, выводить предупреждение</text:span><text:span text:style-name="T57">. <text:s/></text:span><text:span text:style-name="T72">( сравнение строк <text:tab/><text:tab/><text:tab/><text:tab/>производить при помощи метода </text:span><text:span text:style-name="T11">strcmp </text:span><text:span text:style-name="T105">или </text:span><text:span text:style-name="T14">strncmp</text:span><text:span text:style-name="T11"> )</text:span></text:p>
      <text:p text:style-name="P42"/>
      <text:p text:style-name="P13"><text:span text:style-name="T40"><text:tab/><text:tab/></text:span><text:span text:style-name="T41">Метод для вывода </text:span><text:span text:style-name="T73">информации </text:span><text:span text:style-name="T74">о </text:span><text:span text:style-name="T70">кассе</text:span><text:span text:style-name="T41">: </text:span><text:span text:style-name="T75">фио кассира</text:span><text:span text:style-name="T41">, </text:span><text:span text:style-name="T75">фио текущего <text:tab/><text:tab/><text:tab/></text:span><text:span text:style-name="T84">клиента</text:span><text:span text:style-name="T41">.</text:span></text:p>
      <text:p text:style-name="P58"/>
      <text:p text:style-name="P47"/>
      <text:p text:style-name="P47"/>
      <text:p text:style-name="P13"><text:span text:style-name="T42">В методе </text:span><text:span text:style-name="T8">Main() </text:span></text:p>
      <text:p text:style-name="P67"/>
      <text:p text:style-name="P13"><text:span text:style-name="T76">Создать </text:span><text:span text:style-name="T42">экземпляр класса <text:s/></text:span><text:span text:style-name="T2">Person </text:span><text:span text:style-name="T76">кассир</text:span><text:span text:style-name="T43">. </text:span></text:p>
      <text:p text:style-name="P13"><text:span text:style-name="T44">Вывести </text:span><text:span text:style-name="T77">информацию о кассире на экран</text:span><text:span text:style-name="T44">.</text:span></text:p>
      <text:p text:style-name="P13"><text:span text:style-name="T44">Создать экземпляр класса </text:span><text:span text:style-name="T78">касса</text:span><text:span text:style-name="T44">.</text:span></text:p>
      <text:p text:style-name="P13"><text:span text:style-name="T79">Создать экземпляр класса </text:span><text:span text:style-name="T12">Person </text:span><text:span text:style-name="T13">к</text:span><text:span text:style-name="T85">лиент</text:span><text:span text:style-name="T45">.</text:span></text:p>
      <text:p text:style-name="P15"><text:span text:style-name="T80">Установить для </text:span><text:span text:style-name="T87">класса </text:span><text:span text:style-name="T80">касс</text:span><text:span text:style-name="T87">а</text:span><text:span text:style-name="T80"> </text:span><text:span text:style-name="T13">к</text:span><text:span text:style-name="T85">лиент</text:span><text:span text:style-name="T86">а</text:span><text:span text:style-name="T46">.</text:span></text:p>
      <text:p text:style-name="P59">Вывести информацию о кассе.</text:p>
      <text:p text:style-name="P60">Установить в качестве клиента кассира.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9"/>
      <text:p text:style-name="P61"><text:soft-page-break/>Приложение:</text:p>
      <text:p text:style-name="P61"/>
      <text:p text:style-name="P61">Пример ввода вывода:</text:p>
      <text:p text:style-name="P61"/>
      <text:p text:style-name="P18"><text:span text:style-name="T90">#include</text:span><text:span text:style-name="T94"> </text:span><text:span text:style-name="T97">&lt;</text:span><text:span text:style-name="T99">iostream</text:span><text:span text:style-name="T97">&gt;</text:span></text:p>
      <text:p text:style-name="P21"><text:span text:style-name="T101">using</text:span><text:span text:style-name="T93"> </text:span><text:span text:style-name="T101">namespace</text:span><text:span text:style-name="T93"> </text:span>std<text:span text:style-name="T102">;</text:span></text:p>
      <text:p text:style-name="P26"><text:span text:style-name="T101">int</text:span><text:span text:style-name="T93"> </text:span>main<text:span text:style-name="T102">()</text:span></text:p>
      <text:p text:style-name="P24">{</text:p>
      <text:p text:style-name="P26"><text:span text:style-name="T93"><text:tab/></text:span><text:span text:style-name="T101">char</text:span><text:span text:style-name="T93"> </text:span>stroka<text:span text:style-name="T102">[</text:span><text:span text:style-name="T89">100</text:span><text:span text:style-name="T102">];</text:span></text:p>
      <text:p text:style-name="P26"><text:span text:style-name="T93"><text:s text:c="5"/></text:span><text:span text:style-name="T104">cout</text:span><text:span text:style-name="T93"> </text:span><text:span text:style-name="T102">&lt;&lt;</text:span><text:span text:style-name="T93"> </text:span><text:span text:style-name="T96">"Введите</text:span><text:span text:style-name="T93"> </text:span><text:span text:style-name="T96">строку:"</text:span><text:span text:style-name="T102">;</text:span></text:p>
      <text:p text:style-name="P26"><text:span text:style-name="T93"><text:s text:c="5"/></text:span><text:span text:style-name="T104">cin</text:span><text:span text:style-name="T93"> </text:span><text:span text:style-name="T102">&gt;&gt;</text:span><text:span text:style-name="T93"> </text:span>stroka<text:span text:style-name="T102">;</text:span></text:p>
      <text:p text:style-name="P26"><text:span text:style-name="T93"><text:s text:c="5"/></text:span><text:span text:style-name="T104">cout</text:span><text:span text:style-name="T93"> </text:span><text:span text:style-name="T102">&lt;&lt;</text:span><text:span text:style-name="T93"> </text:span><text:span text:style-name="T96">"Вы</text:span><text:span text:style-name="T93"> </text:span><text:span text:style-name="T96">ввели:"</text:span><text:span text:style-name="T93"> </text:span><text:span text:style-name="T102">&lt;&lt;</text:span><text:span text:style-name="T93"> </text:span>stroka<text:span text:style-name="T102">;</text:span></text:p>
      <text:p text:style-name="P26"><text:span text:style-name="T93"><text:s text:c="5"/></text:span><text:span text:style-name="T101">return</text:span><text:span text:style-name="T93"> </text:span><text:span text:style-name="T89">0</text:span><text:span text:style-name="T102">;</text:span></text:p>
      <text:p text:style-name="P20">}</text:p>
      <text:p text:style-name="P62">Пример копирование строк:</text:p>
      <text:p text:style-name="P55"/>
      <text:p text:style-name="P19"><text:span text:style-name="T91">#include</text:span><text:span text:style-name="T95"> </text:span><text:span text:style-name="T100">&lt;iostream&gt;</text:span></text:p>
      <text:p text:style-name="P26"><text:span text:style-name="T89">#include</text:span><text:span text:style-name="T93"> </text:span><text:span text:style-name="T96">&lt;</text:span><text:span text:style-name="T98">cstring</text:span><text:span text:style-name="T96">&gt;</text:span></text:p>
      <text:p text:style-name="P22"><text:span text:style-name="T101">using</text:span><text:span text:style-name="T93"> </text:span><text:span text:style-name="T101">namespace</text:span><text:span text:style-name="T93"> </text:span>std<text:span text:style-name="T102">;</text:span></text:p>
      <text:p text:style-name="P27"><text:span text:style-name="T101">int</text:span><text:span text:style-name="T93"> </text:span>main<text:span text:style-name="T102">()</text:span></text:p>
      <text:p text:style-name="P25">{</text:p>
      <text:p text:style-name="P27"><text:span text:style-name="T93"><text:s text:c="5"/></text:span><text:span text:style-name="T101">char</text:span><text:span text:style-name="T93"> </text:span>stroka1<text:span text:style-name="T102">[</text:span><text:span text:style-name="T89">100</text:span><text:span text:style-name="T102">];</text:span></text:p>
      <text:p text:style-name="P22"><text:span text:style-name="T93"><text:s text:c="5"/></text:span><text:span text:style-name="T101">char</text:span><text:span text:style-name="T93"> </text:span>stroka2<text:span text:style-name="T102">[</text:span><text:span text:style-name="T89">100</text:span><text:span text:style-name="T102">];</text:span></text:p>
      <text:p text:style-name="P28"><text:span text:style-name="T93"><text:s text:c="5"/></text:span>cout<text:span text:style-name="T93"> </text:span><text:span text:style-name="T102">&lt;&lt;</text:span><text:span text:style-name="T93"> </text:span><text:span text:style-name="T96">"Введите</text:span><text:span text:style-name="T93"> </text:span><text:span text:style-name="T96">строку1:"</text:span><text:span text:style-name="T102">;</text:span></text:p>
      <text:p text:style-name="P23"><text:span text:style-name="T93"><text:s text:c="5"/></text:span>cin<text:span text:style-name="T93"> </text:span><text:span text:style-name="T102">&gt;&gt;</text:span><text:span text:style-name="T93"> </text:span>stroka1<text:span text:style-name="T102">;</text:span></text:p>
      <text:p text:style-name="P21"><text:span text:style-name="T93"><text:s text:c="3"/></text:span><text:span text:style-name="T104">strncpy</text:span><text:span text:style-name="T103">(</text:span><text:span text:style-name="T104">stroka2</text:span><text:span text:style-name="T103">,</text:span><text:span text:style-name="T104">stroka1</text:span><text:span text:style-name="T103">,</text:span><text:span text:style-name="T92">100</text:span><text:span text:style-name="T103">);</text:span></text:p>
      <text:p text:style-name="P27"><text:span text:style-name="T93"><text:s text:c="5"/></text:span>cout<text:span text:style-name="T93"> </text:span><text:span text:style-name="T102">&lt;&lt;</text:span><text:span text:style-name="T93"> </text:span><text:span text:style-name="T96">"строка2:"</text:span><text:span text:style-name="T93"> </text:span><text:span text:style-name="T102">&lt;&lt;</text:span><text:span text:style-name="T93"> </text:span>stroka2<text:span text:style-name="T102">;</text:span></text:p>
      <text:p text:style-name="P27"><text:span text:style-name="T93"><text:s text:c="5"/></text:span><text:span text:style-name="T101">return</text:span><text:span text:style-name="T93"> </text:span><text:span text:style-name="T89">0</text:span><text:span text:style-name="T102">;</text:span></text:p>
      <text:p text:style-name="P25">}</text:p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9H41M00S</meta:editing-duration>
    <meta:editing-cycles>163</meta:editing-cycles>
    <meta:generator>OpenOffice.org/3.2$Win32 OpenOffice.org_project/320m19$Build-9505</meta:generator>
    <dc:date>2013-03-02T23:27:37.67</dc:date>
    <meta:document-statistic meta:table-count="0" meta:image-count="0" meta:object-count="0" meta:page-count="5" meta:paragraph-count="104" meta:word-count="513" meta:character-count="3699"/>
    <meta:user-defined meta:name="Info 1"/>
    <meta:user-defined meta:name="Info 2"/>
    <meta:user-defined meta:name="Info 3"/>
    <meta:user-defined meta:name="Info 4"/>
  </office:meta>
</office:document-meta>
</file>